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erif" officeooo:rsid="000dce73" officeooo:paragraph-rsid="000dce73"/>
    </style:style>
    <style:style style:name="P2" style:family="paragraph" style:parent-style-name="Text_20_body">
      <style:paragraph-properties fo:text-align="center" style:justify-single-word="false"/>
      <style:text-properties fo:font-style="italic" officeooo:rsid="000e822a" officeooo:paragraph-rsid="000e822a" style:font-style-asian="italic" style:font-style-complex="italic"/>
    </style:style>
    <style:style style:name="P3" style:family="paragraph" style:parent-style-name="Text_20_body">
      <style:paragraph-properties fo:text-align="justify" style:justify-single-word="false"/>
      <style:text-properties officeooo:paragraph-rsid="0010331a"/>
    </style:style>
    <style:style style:name="P4" style:family="paragraph" style:parent-style-name="Text_20_body">
      <style:paragraph-properties fo:text-align="justify" style:justify-single-word="false"/>
      <style:text-properties officeooo:paragraph-rsid="001f0f62"/>
    </style:style>
    <style:style style:name="P5" style:family="paragraph" style:parent-style-name="Text_20_body">
      <style:paragraph-properties fo:text-align="justify" style:justify-single-word="false"/>
      <style:text-properties officeooo:rsid="0010bff9" officeooo:paragraph-rsid="0017c742"/>
    </style:style>
    <style:style style:name="P6" style:family="paragraph" style:parent-style-name="Text_20_body">
      <style:paragraph-properties fo:text-align="justify" style:justify-single-word="false"/>
      <style:text-properties officeooo:rsid="0018ca84" officeooo:paragraph-rsid="0018ca84"/>
    </style:style>
    <style:style style:name="P7" style:family="paragraph" style:parent-style-name="Title">
      <style:text-properties style:font-name="DejaVu Serif" officeooo:rsid="000dce73" officeooo:paragraph-rsid="000dce73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2030f2"/>
    </style:style>
    <style:style style:name="P9" style:family="paragraph" style:parent-style-name="Text_20_body" style:list-style-name="L6">
      <style:paragraph-properties fo:text-align="justify" style:justify-single-word="false"/>
      <style:text-properties officeooo:paragraph-rsid="002d7764"/>
    </style:style>
    <style:style style:name="P10" style:family="paragraph" style:parent-style-name="Text_20_body" style:list-style-name="L7">
      <style:paragraph-properties fo:text-align="justify" style:justify-single-word="false"/>
      <style:text-properties officeooo:paragraph-rsid="002d7764"/>
    </style:style>
    <style:style style:name="P11" style:family="paragraph" style:parent-style-name="Text_20_body" style:list-style-name="L8">
      <style:paragraph-properties fo:text-align="justify" style:justify-single-word="false"/>
      <style:text-properties officeooo:paragraph-rsid="002d7764"/>
    </style:style>
    <style:style style:name="P12" style:family="paragraph" style:parent-style-name="Text_20_body" style:list-style-name="L1">
      <style:paragraph-properties fo:text-align="justify" style:justify-single-word="false"/>
      <style:text-properties style:text-underline-style="none" officeooo:rsid="001f0f62" officeooo:paragraph-rsid="001f0f62"/>
    </style:style>
    <style:style style:name="P13" style:family="paragraph" style:parent-style-name="Text_20_body" style:list-style-name="L1">
      <style:paragraph-properties fo:text-align="justify" style:justify-single-word="false"/>
      <style:text-properties style:text-underline-style="none" officeooo:rsid="002030f2" officeooo:paragraph-rsid="002030f2"/>
    </style:style>
    <style:style style:name="P14" style:family="paragraph" style:parent-style-name="Text_20_body" style:list-style-name="L1">
      <style:paragraph-properties fo:text-align="justify" style:justify-single-word="false"/>
      <style:text-properties style:text-underline-style="none" officeooo:rsid="00252656" officeooo:paragraph-rsid="00252656"/>
    </style:style>
    <style:style style:name="P15" style:family="paragraph" style:parent-style-name="Text_20_body">
      <style:paragraph-properties fo:text-align="justify" style:justify-single-word="false"/>
      <style:text-properties officeooo:rsid="002030f2" officeooo:paragraph-rsid="002030f2"/>
    </style:style>
    <style:style style:name="P16" style:family="paragraph" style:parent-style-name="Text_20_body">
      <style:paragraph-properties fo:text-align="justify" style:justify-single-word="false"/>
      <style:text-properties officeooo:rsid="0019106f" officeooo:paragraph-rsid="0019106f"/>
    </style:style>
    <style:style style:name="P17" style:family="paragraph" style:parent-style-name="Text_20_body" style:list-style-name="L4">
      <style:paragraph-properties fo:text-align="justify" style:justify-single-word="false"/>
      <style:text-properties officeooo:rsid="0022c111" officeooo:paragraph-rsid="0022c111"/>
    </style:style>
    <style:style style:name="P18" style:family="paragraph" style:parent-style-name="Text_20_body">
      <style:paragraph-properties fo:text-align="justify" style:justify-single-word="false"/>
      <style:text-properties officeooo:rsid="00252656" officeooo:paragraph-rsid="00252656"/>
    </style:style>
    <style:style style:name="P19" style:family="paragraph" style:parent-style-name="Text_20_body" style:list-style-name="L5">
      <style:paragraph-properties fo:text-align="justify" style:justify-single-word="false"/>
      <style:text-properties officeooo:rsid="002b50ba" officeooo:paragraph-rsid="002b50ba"/>
    </style:style>
    <style:style style:name="P20" style:family="paragraph" style:parent-style-name="Text_20_body">
      <style:paragraph-properties fo:text-align="justify" style:justify-single-word="false"/>
      <style:text-properties officeooo:rsid="0010bff9" officeooo:paragraph-rsid="002d7764"/>
    </style:style>
    <style:style style:name="P21" style:family="paragraph" style:parent-style-name="Text_20_body">
      <style:paragraph-properties fo:text-align="justify" style:justify-single-word="false"/>
      <style:text-properties officeooo:rsid="00172375" officeooo:paragraph-rsid="002d7764"/>
    </style:style>
    <style:style style:name="P22" style:family="paragraph" style:parent-style-name="Text_20_body">
      <style:paragraph-properties fo:text-align="justify" style:justify-single-word="false"/>
      <style:text-properties officeooo:rsid="0018ca84" officeooo:paragraph-rsid="002d7764"/>
    </style:style>
    <style:style style:name="P23" style:family="paragraph" style:parent-style-name="Heading_20_1">
      <style:paragraph-properties fo:text-align="center" style:justify-single-word="false"/>
      <style:text-properties officeooo:rsid="000e822a" officeooo:paragraph-rsid="000e822a"/>
    </style:style>
    <style:style style:name="P24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officeooo:rsid="0018ca84"/>
    </style:style>
    <style:style style:name="T3" style:family="text">
      <style:text-properties officeooo:rsid="0019106f"/>
    </style:style>
    <style:style style:name="T4" style:family="text">
      <style:text-properties officeooo:rsid="001bb41d"/>
    </style:style>
    <style:style style:name="T5" style:family="text">
      <style:text-properties officeooo:rsid="001d871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f0f62"/>
    </style:style>
    <style:style style:name="T8" style:family="text">
      <style:text-properties style:text-underline-style="none" officeooo:rsid="002030f2"/>
    </style:style>
    <style:style style:name="T9" style:family="text">
      <style:text-properties style:text-underline-style="none" officeooo:rsid="00248c14"/>
    </style:style>
    <style:style style:name="T10" style:family="text">
      <style:text-properties style:text-underline-style="none" officeooo:rsid="002acce7"/>
    </style:style>
    <style:style style:name="T11" style:family="text">
      <style:text-properties officeooo:rsid="00211d38"/>
    </style:style>
    <style:style style:name="T12" style:family="text">
      <style:text-properties officeooo:rsid="00259128"/>
    </style:style>
    <style:style style:name="T13" style:family="text">
      <style:text-properties officeooo:rsid="0025fdc7"/>
    </style:style>
    <style:style style:name="T14" style:family="text">
      <style:text-properties officeooo:rsid="002acce7"/>
    </style:style>
    <style:style style:name="T15" style:family="text">
      <style:text-properties officeooo:rsid="002b50ba"/>
    </style:style>
    <style:style style:name="T16" style:family="text">
      <style:text-properties officeooo:rsid="002bca9b"/>
    </style:style>
    <style:style style:name="T17" style:family="text">
      <style:text-properties officeooo:rsid="002d7764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Dot" svg:stroke-width="0.176cm" draw:marker-start-width="0.617cm" draw:marker-end-width="0.617cm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lementos de programación</text:p>
      <text:p text:style-name="P1"><draw:line text:anchor-type="paragraph" draw:z-index="0" draw:name="Forma1" draw:style-name="gr1" draw:text-style-name="P24" svg:x1="-0.575cm" svg:y1="0.439cm" svg:x2="17.364cm" svg:y2="0.439cm"><text:p/></draw:line></text:p>
      <text:h text:style-name="P23" text:outline-level="1">Taller N.º 1</text:h>
      <text:p text:style-name="P2">Kildegaard, Pablo Gustavo</text:p>
      <text:p text:style-name="P3">1) Se pide describir detalladamente e implementar la <text:span text:style-name="T1">función</text:span> esConcava, que tome como parámetro una lista de enteros, y que determine si la lista es cóncava o no. Decimos que una lista es “cóncava” si es decreciente hasta cierto elemento, y a partir de ese elemento es creciente. Por ejemplo, la lista [8, 6, 4, 3, 1, 3] es cóncava, mientras que la lista [2, 4, 5, 7, 5, 8, 4, 3, 1] no lo es. La lista vacı́a es considerada cóncava, mientras que aquellas que son sólo decrecientes (o crecientes) también lo son.</text:p>
      <text:p text:style-name="P3">2) Se pide describir detalladamente e implementar la función hayEscalon, que tome como parámetros una lista de enteros y otros dos enteros (l y h), e indique si en la secuencia de entrada se incluye un escalón de altura h y longitud l. En una lista de números enteros, decimos que hay un escalón si seguidas de l repeticiones de un número, le siguen otras l repeticiones de otro número, que tiene diferencia h con respecto al primero. Por ejemplo, en la secuencia [2, 4, 4, 4, 6, 6, 6, 10, 10] tenemos un borde de longitud 3 y altura 2 ([4, 4, 4, 6, 6, 6]) y otro de longitud 2 y altura 4 ([6, 6, 10, 10]).</text:p>
      <text:p text:style-name="P3"/>
      <text:p text:style-name="P3">***</text:p>
      <text:p text:style-name="P5">1)</text:p>
      <text:p text:style-name="P20"><text:span text:style-name="T2">Problema: esConcava. </text:span></text:p>
      <text:list xml:id="list3932064682" text:style-name="L7">
        <text:list-item>
          <text:p text:style-name="P10"><text:span text:style-name="T2">Recibe como entrada un arreglo de números enteros y su resultado es “es cóncavo” o “no lo es” (valor Booleano, True o False).</text:span></text:p>
        </text:list-item>
      </text:list>
      <text:p text:style-name="P21">Requiere: </text:p>
      <text:list xml:id="list2522193850" text:style-name="L6">
        <text:list-item>
          <text:p text:style-name="P9"><text:span text:style-name="T17">Los valores de ingreso no tienen ningún tipo de restricción.</text:span></text:p>
        </text:list-item>
      </text:list>
      <text:p text:style-name="P4"><text:span text:style-name="T2">Asegura: </text:span></text:p>
      <text:list xml:id="list190772753" text:style-name="L1">
        <text:list-item>
          <text:p text:style-name="P14">Devuelve <text:span text:style-name="T16">V</text:span>erdadero s<text:span text:style-name="T16">í</text:span> y solo sí se cumple alguno de los 4 casos siguientes:</text:p>
          <text:list>
            <text:list-item>
              <text:p text:style-name="P12"><text:span text:style-name="T14">L</text:span>ista de longitud nula o de longitud menor estricto que 3.</text:p>
            </text:list-item>
            <text:list-item>
              <text:p text:style-name="P8"><text:span text:style-name="T10">E</text:span><text:span text:style-name="T8">l anterior de un elemento (salvo el primero) es menor </text:span><text:span text:style-name="T9">o igual </text:span><text:span text:style-name="T8">que su sucesor para todos los números de la lista. </text:span><text:span text:style-name="T9">(creciente)</text:span></text:p>
            </text:list-item>
            <text:list-item>
              <text:p text:style-name="P8"><text:span text:style-name="T10">E</text:span><text:span text:style-name="T8">l anterior de un elemento (salvo el primero) es mayor </text:span><text:span text:style-name="T9">o igual </text:span><text:span text:style-name="T8">que su sucesor para todos los números de la lista. </text:span><text:span text:style-name="T9">(decreciente)</text:span></text:p>
            </text:list-item>
            <text:list-item>
              <text:p text:style-name="P13"><text:span text:style-name="T14">A</text:span>l recorrer sus valores estos sean decrecientes hasta cierto punto en donde comienzan a ser crecientes <text:span text:style-name="T14">(hasta el final de la lista)</text:span>. </text:p>
            </text:list-item>
          </text:list>
        </text:list-item>
      </text:list>
      <text:p text:style-name="P18"><text:span text:style-name="T6"/></text:p>
      <text:p text:style-name="P15"><text:soft-page-break/><text:span text:style-name="T6"/></text:p>
      <text:p text:style-name="P15"><text:span text:style-name="T6"/></text:p>
      <text:p text:style-name="P6">2)</text:p>
      <text:p text:style-name="P22">Problema: hayEscalon. </text:p>
      <text:list xml:id="list522654759" text:style-name="L8">
        <text:list-item>
          <text:p text:style-name="P11"><text:span text:style-name="T2">Recibe como entrada un arreglo de números enteros, un número natural l y un valor entero h. Devuelve un resultado booleano: “hay escalón” (True) o “no hay escalón” (False).</text:span></text:p>
        </text:list-item>
      </text:list>
      <text:p text:style-name="P16">Requiere: </text:p>
      <text:list xml:id="list806246088" text:style-name="L5">
        <text:list-item>
          <text:p text:style-name="P19">Valor de l sea número natural.</text:p>
        </text:list-item>
        <text:list-item>
          <text:p text:style-name="P19">Valor de h sea número entero distinto de cero.</text:p>
        </text:list-item>
      </text:list>
      <text:p text:style-name="P16">Asegura <text:span text:style-name="T11">que</text:span>:</text:p>
      <text:list xml:id="list1995924760" text:style-name="L4">
        <text:list-item>
          <text:p text:style-name="P17"><text:span text:style-name="T13">Devuelve Verdadero sí y solo sí </text:span>existen dos secuencias de números enteros (dentro de la lista) de longitud l cuyos valores difieren entre sí por un valor de h y dichas secuencias son consecutiv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9:02:08.856938336</meta:creation-date>
    <dc:date>2020-05-28T12:33:12.571746536</dc:date>
    <meta:editing-duration>PT1H39M30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449" meta:character-count="2427" meta:non-whitespace-character-count="2008"/>
  </office:meta>
</office:document-meta>
</file>